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8.213cm"/>
    </style:style>
    <style:style style:name="co5" style:family="table-column">
      <style:table-column-properties fo:break-before="auto" style:column-width="12.56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>
            <text:p>House </text:p>
          </table:table-cell>
          <table:table-cell table:style-name="ce1" office:value-type="string">
            <text:p>Planet </text:p>
          </table:table-cell>
          <table:table-cell table:style-name="ce1" office:value-type="string">
            <text:p>Environment </text:p>
          </table:table-cell>
          <table:table-cell table:style-name="ce1" office:value-type="string">
            <text:p>Population </text:p>
          </table:table-cell>
          <table:table-cell table:style-name="ce1" office:value-type="string">
            <text:p>Description </text:p>
          </table:table-cell>
        </table:table-row>
        <table:table-row table:style-name="ro2">
          <table:table-cell office:value-type="string">
            <text:p>Comstar</text:p>
          </table:table-cell>
          <table:table-cell office:value-type="string">
            <text:p>Terra</text:p>
          </table:table-cell>
          <table:table-cell office:value-type="string">
            <text:p>Terran</text:p>
          </table:table-cell>
          <table:table-cell table:style-name="ce2" office:value-type="float" office:value="7000000000">
            <text:p>7000000000</text:p>
          </table:table-cell>
          <table:table-cell office:value-type="string">
            <text:p>Homeworld of humanity – Comstar HQ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Albiero">Albiero</text:a> </text:p>
          </table:table-cell>
          <table:table-cell office:value-type="string">
            <text:p>Desert </text:p>
          </table:table-cell>
          <table:table-cell table:style-name="ce2" office:value-type="float" office:value="856000000">
            <text:p>856000000</text:p>
          </table:table-cell>
          <table:table-cell office:value-type="string">
            <text:p>Main headquarters for Matabushi Inc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Alshain">Alshain</text:a> </text:p>
          </table:table-cell>
          <table:table-cell office:value-type="string">
            <text:p>Tropical </text:p>
          </table:table-cell>
          <table:table-cell table:style-name="ce3" office:value-type="float" office:value="2759000000">
            <text:p>2759000000</text:p>
          </table:table-cell>
          <table:table-cell office:value-type="string">
            <text:p>Supports a thriving BattleMech factory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Benjamin">Benjamin</text:a> </text:p>
          </table:table-cell>
          <table:table-cell office:value-type="string">
            <text:p>Tropical </text:p>
          </table:table-cell>
          <table:table-cell table:style-name="ce3" office:value-type="float" office:value="4655000000">
            <text:p>4655000000</text:p>
          </table:table-cell>
          <table:table-cell office:value-type="string">
            <text:p>Supports much heavy industry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Buckminster">Buckminster</text:a> </text:p>
          </table:table-cell>
          <table:table-cell office:value-type="string">
            <text:p>Tropical </text:p>
          </table:table-cell>
          <table:table-cell table:style-name="ce3" office:value-type="float" office:value="2641000000">
            <text:p>2641000000</text:p>
          </table:table-cell>
          <table:table-cell office:value-type="string">
            <text:p>2nd Sword of Light stationed here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Delacruz">Delacruz</text:a> </text:p>
          </table:table-cell>
          <table:table-cell office:value-type="string">
            <text:p>Desert </text:p>
          </table:table-cell>
          <table:table-cell table:style-name="ce3" office:value-type="float" office:value="879000000">
            <text:p>879000000</text:p>
          </table:table-cell>
          <table:table-cell office:value-type="string">
            <text:p>War torn - some large industry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Dieron">Dieron</text:a> </text:p>
          </table:table-cell>
          <table:table-cell office:value-type="string">
            <text:p>Desert </text:p>
          </table:table-cell>
          <table:table-cell table:style-name="ce3" office:value-type="float" office:value="5284000000">
            <text:p>5284000000</text:p>
          </table:table-cell>
          <table:table-cell office:value-type="string">
            <text:p>Capital of the Dieron Military District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Galedon_V">Galedon V</text:a> </text:p>
          </table:table-cell>
          <table:table-cell office:value-type="string">
            <text:p>Tropical </text:p>
          </table:table-cell>
          <table:table-cell table:style-name="ce3" office:value-type="float" office:value="1595000000">
            <text:p>1595000000</text:p>
          </table:table-cell>
          <table:table-cell office:value-type="string">
            <text:p>Known for its high grade industrial diamonds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Galuzzo">Galuzzo</text:a> </text:p>
          </table:table-cell>
          <table:table-cell office:value-type="string">
            <text:p>Tropical </text:p>
          </table:table-cell>
          <table:table-cell table:style-name="ce3" office:value-type="float" office:value="2945000000">
            <text:p>2945000000</text:p>
          </table:table-cell>
          <table:table-cell office:value-type="string">
            <text:p>Exotic wines and the best pizza in known space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Irurzun">Irurzun</text:a> </text:p>
          </table:table-cell>
          <table:table-cell office:value-type="string">
            <text:p>Tropical </text:p>
          </table:table-cell>
          <table:table-cell table:style-name="ce3" office:value-type="float" office:value="5090000000">
            <text:p>5090000000</text:p>
          </table:table-cell>
          <table:table-cell office:value-type="string">
            <text:p>A valuable world housing a sizable military force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Karbala">Karbala</text:a> </text:p>
          </table:table-cell>
          <table:table-cell office:value-type="string">
            <text:p>Tropical </text:p>
          </table:table-cell>
          <table:table-cell table:style-name="ce3" office:value-type="float" office:value="1841000000">
            <text:p>1841000000</text:p>
          </table:table-cell>
          <table:table-cell office:value-type="string">
            <text:p>Tropical paradise - known for its precious gems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Kaznejov">Kaznejov</text:a> </text:p>
          </table:table-cell>
          <table:table-cell office:value-type="string">
            <text:p>Desert </text:p>
          </table:table-cell>
          <table:table-cell table:style-name="ce3" office:value-type="float" office:value="1009000000">
            <text:p>1009000000</text:p>
          </table:table-cell>
          <table:table-cell office:value-type="string">
            <text:p>Home of the <text:a xlink:href="http://www.sarna.net/wiki/index.php?title=17th_Galedon_Regulars&amp;action=edit">17th Galedon Regulars</text:a>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Kessel">Kessel</text:a> </text:p>
          </table:table-cell>
          <table:table-cell office:value-type="string">
            <text:p>Desert </text:p>
          </table:table-cell>
          <table:table-cell table:style-name="ce3" office:value-type="float" office:value="2310000000">
            <text:p>2310000000</text:p>
          </table:table-cell>
          <table:table-cell office:value-type="string">
            <text:p>Strong rebel forces - visits may be dangerous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Kirchbach">Kirchbach</text:a> </text:p>
          </table:table-cell>
          <table:table-cell office:value-type="string">
            <text:p>Tropical </text:p>
          </table:table-cell>
          <table:table-cell table:style-name="ce3" office:value-type="float" office:value="784000000">
            <text:p>784000000</text:p>
          </table:table-cell>
          <table:table-cell office:value-type="string">
            <text:p>Few resources but a temperate climate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Land%27s_End">Land's End</text:a> </text:p>
          </table:table-cell>
          <table:table-cell office:value-type="string">
            <text:p>Ice </text:p>
          </table:table-cell>
          <table:table-cell table:style-name="ce3" office:value-type="float" office:value="123000000">
            <text:p>123000000</text:p>
          </table:table-cell>
          <table:table-cell office:value-type="string">
            <text:p>Desolate rock on the periphery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Luthien">Luthien</text:a> </text:p>
          </table:table-cell>
          <table:table-cell office:value-type="string">
            <text:p>Tropical </text:p>
          </table:table-cell>
          <table:table-cell table:style-name="ce3" office:value-type="float" office:value="5203000000">
            <text:p>5203000000</text:p>
          </table:table-cell>
          <table:table-cell office:value-type="string">
            <text:p>Capital of the <text:a xlink:href="http://www.sarna.net/wiki/Draconis_Combine">Draconis Combine</text:a>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Matsuida">Matsuida</text:a> </text:p>
          </table:table-cell>
          <table:table-cell office:value-type="string">
            <text:p>Tropical </text:p>
          </table:table-cell>
          <table:table-cell table:style-name="ce3" office:value-type="float" office:value="1009000000">
            <text:p>1009000000</text:p>
          </table:table-cell>
          <table:table-cell office:value-type="string">
            <text:p>Nicknamed 'Nausea' - planet is known for seafood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Misery">Misery</text:a> </text:p>
          </table:table-cell>
          <table:table-cell office:value-type="string">
            <text:p>Ice </text:p>
          </table:table-cell>
          <table:table-cell table:style-name="ce3" office:value-type="float" office:value="100000000">
            <text:p>100000000</text:p>
          </table:table-cell>
          <table:table-cell office:value-type="string">
            <text:p>Notable only for mining operations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New_Samarkand">New Samarkand</text:a> </text:p>
          </table:table-cell>
          <table:table-cell office:value-type="string">
            <text:p>Desert </text:p>
          </table:table-cell>
          <table:table-cell table:style-name="ce3" office:value-type="float" office:value="950000000">
            <text:p>950000000</text:p>
          </table:table-cell>
          <table:table-cell office:value-type="string">
            <text:p>Home of the <text:a xlink:href="http://www.sarna.net/wiki/Internal_Security_Force">Internal Security Force</text:a>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Oshika">Oshika</text:a> </text:p>
          </table:table-cell>
          <table:table-cell office:value-type="string">
            <text:p>Desert </text:p>
          </table:table-cell>
          <table:table-cell table:style-name="ce3" office:value-type="float" office:value="4207000000">
            <text:p>4207000000</text:p>
          </table:table-cell>
          <table:table-cell office:value-type="string">
            <text:p>Homeo of the <text:a xlink:href="http://www.sarna.net/wiki/index.php?title=16th_Galedon_Regulars&amp;action=edit">16th Galedon Regulars</text:a>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Pesht">Pesht</text:a> </text:p>
          </table:table-cell>
          <table:table-cell office:value-type="string">
            <text:p>Tropical </text:p>
          </table:table-cell>
          <table:table-cell table:style-name="ce3" office:value-type="float" office:value="4890000000">
            <text:p>4890000000</text:p>
          </table:table-cell>
          <table:table-cell office:value-type="string">
            <text:p>Heavy military garrison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Proserpina">Proserpina</text:a> </text:p>
          </table:table-cell>
          <table:table-cell office:value-type="string">
            <text:p>Desert </text:p>
          </table:table-cell>
          <table:table-cell table:style-name="ce3" office:value-type="float" office:value="1872000000">
            <text:p>1872000000</text:p>
          </table:table-cell>
          <table:table-cell office:value-type="string">
            <text:p>Home of the <text:a xlink:href="http://www.sarna.net/wiki/index.php?title=9th_Benjamin_Regulars&amp;action=edit">9th Benjamin Regulars</text:a>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Qandahar">Qandahar</text:a> </text:p>
          </table:table-cell>
          <table:table-cell office:value-type="string">
            <text:p>Desert </text:p>
          </table:table-cell>
          <table:table-cell table:style-name="ce3" office:value-type="float" office:value="2304000000">
            <text:p>2304000000</text:p>
          </table:table-cell>
          <table:table-cell office:value-type="string">
            <text:p>Highly toxic environment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Radstadt">Radstadt</text:a> </text:p>
          </table:table-cell>
          <table:table-cell office:value-type="string">
            <text:p>Tropical </text:p>
          </table:table-cell>
          <table:table-cell table:style-name="ce3" office:value-type="float" office:value="841000000">
            <text:p>841000000</text:p>
          </table:table-cell>
          <table:table-cell office:value-type="string">
            <text:p>One of the largest prisons of the Combine is here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Rasalhague">Rasalhague</text:a> </text:p>
          </table:table-cell>
          <table:table-cell office:value-type="string">
            <text:p>Tropical </text:p>
          </table:table-cell>
          <table:table-cell table:style-name="ce3" office:value-type="float" office:value="2284000000">
            <text:p>2284000000</text:p>
          </table:table-cell>
          <table:table-cell office:value-type="string">
            <text:p>Large industries and plentiful resources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Rubigen">Rubigen</text:a> </text:p>
          </table:table-cell>
          <table:table-cell office:value-type="string">
            <text:p>Ice </text:p>
          </table:table-cell>
          <table:table-cell table:style-name="ce3" office:value-type="float" office:value="2932000000">
            <text:p>2932000000</text:p>
          </table:table-cell>
          <table:table-cell office:value-type="string">
            <text:p>An ice world known for its wolverine pelts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Skokie">Skokie</text:a> </text:p>
          </table:table-cell>
          <table:table-cell office:value-type="string">
            <text:p>Ice </text:p>
          </table:table-cell>
          <table:table-cell table:style-name="ce3" office:value-type="float" office:value="765000000">
            <text:p>765000000</text:p>
          </table:table-cell>
          <table:table-cell office:value-type="string">
            <text:p>An ice world rich in minerals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Tabayama">Tabayama</text:a> </text:p>
          </table:table-cell>
          <table:table-cell office:value-type="string">
            <text:p>Tropical </text:p>
          </table:table-cell>
          <table:table-cell table:style-name="ce3" office:value-type="float" office:value="2000000000">
            <text:p>2000000000</text:p>
          </table:table-cell>
          <table:table-cell office:value-type="string">
            <text:p>Capital of Galedon's periphery prefecture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Thestria">Thestria</text:a> </text:p>
          </table:table-cell>
          <table:table-cell office:value-type="string">
            <text:p>Ice </text:p>
          </table:table-cell>
          <table:table-cell table:style-name="ce3" office:value-type="float" office:value="125000000">
            <text:p>125000000</text:p>
          </table:table-cell>
          <table:table-cell office:value-type="string">
            <text:p>Frozen ball known only for precious metal deposits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Vega">Vega</text:a> </text:p>
          </table:table-cell>
          <table:table-cell office:value-type="string">
            <text:p>Desert </text:p>
          </table:table-cell>
          <table:table-cell table:style-name="ce3" office:value-type="float" office:value="2284000000">
            <text:p>2284000000</text:p>
          </table:table-cell>
          <table:table-cell office:value-type="string">
            <text:p>Home of <text:a xlink:href="http://www.sarna.net/wiki/Cosby_Myomer_Research_Firm_-_%28Cosby_BattleMech_Research_Firm%29">Cosby Myomer Research Company</text:a> </text:p>
          </table:table-cell>
        </table:table-row>
        <table:table-row table:style-name="ro2">
          <table:table-cell office:value-type="string">
            <text:p>Kurita </text:p>
          </table:table-cell>
          <table:table-cell office:value-type="string">
            <text:p><text:a xlink:href="http://www.sarna.net/wiki/Xinyang">Xinyang</text:a> </text:p>
          </table:table-cell>
          <table:table-cell office:value-type="string">
            <text:p>Tropical </text:p>
          </table:table-cell>
          <table:table-cell table:style-name="ce3" office:value-type="float" office:value="1010000000">
            <text:p>1010000000</text:p>
          </table:table-cell>
          <table:table-cell office:value-type="string">
            <text:p>Resort atmosphere catering to soldiers on leave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Alarion">Alarion</text:a> </text:p>
          </table:table-cell>
          <table:table-cell office:value-type="string">
            <text:p>Tropical </text:p>
          </table:table-cell>
          <table:table-cell office:value-type="float" office:value="243400000">
            <text:p>243400000</text:p>
          </table:table-cell>
          <table:table-cell office:value-type="string">
            <text:p>Heavy industry and orbiting shipyards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Alexandria">Alexandria</text:a> </text:p>
          </table:table-cell>
          <table:table-cell office:value-type="string">
            <text:p>Desert </text:p>
          </table:table-cell>
          <table:table-cell office:value-type="float" office:value="2450000000">
            <text:p>2450000000</text:p>
          </table:table-cell>
          <table:table-cell office:value-type="string">
            <text:p>War ravaged from struggles with House Kurita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Anembo">Anembo</text:a> </text:p>
          </table:table-cell>
          <table:table-cell office:value-type="string">
            <text:p>Desert </text:p>
          </table:table-cell>
          <table:table-cell office:value-type="float" office:value="450000000">
            <text:p>450000000</text:p>
          </table:table-cell>
          <table:table-cell office:value-type="string">
            <text:p>Unremarkable world scarce in everything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Anywhere">Anywhere</text:a> </text:p>
          </table:table-cell>
          <table:table-cell office:value-type="string">
            <text:p>Ice </text:p>
          </table:table-cell>
          <table:table-cell office:value-type="float" office:value="5000000">
            <text:p>5000000</text:p>
          </table:table-cell>
          <table:table-cell office:value-type="string">
            <text:p>A real nowhere unless you're a pirate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Arcadia">Arcadia</text:a> </text:p>
          </table:table-cell>
          <table:table-cell office:value-type="string">
            <text:p>Tropical </text:p>
          </table:table-cell>
          <table:table-cell office:value-type="float" office:value="1323000000">
            <text:p>1323000000</text:p>
          </table:table-cell>
          <table:table-cell office:value-type="string">
            <text:p>Strong in agriculture and manufacturing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Bountiful_Harvest">Bountiful Harvest</text:a> </text:p>
          </table:table-cell>
          <table:table-cell office:value-type="string">
            <text:p>Tropical </text:p>
          </table:table-cell>
          <table:table-cell office:value-type="float" office:value="3275000000">
            <text:p>3275000000</text:p>
          </table:table-cell>
          <table:table-cell office:value-type="string">
            <text:p>Largest agricultural planet in the Commonwealth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Carse">Carse</text:a> </text:p>
          </table:table-cell>
          <table:table-cell office:value-type="string">
            <text:p>Ice </text:p>
          </table:table-cell>
          <table:table-cell office:value-type="float" office:value="1453000000">
            <text:p>1453000000</text:p>
          </table:table-cell>
          <table:table-cell office:value-type="string">
            <text:p>Center for plastic and plastisteel manufacturing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Chukchi_III">Chuckchi III</text:a></text:p>
          </table:table-cell>
          <table:table-cell office:value-type="string">
            <text:p>Tropical </text:p>
          </table:table-cell>
          <table:table-cell office:value-type="float" office:value="2500000000">
            <text:p>2500000000</text:p>
          </table:table-cell>
          <table:table-cell office:value-type="string">
            <text:p>Large titanium mining operations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Coventry">Coventry</text:a> </text:p>
          </table:table-cell>
          <table:table-cell office:value-type="string">
            <text:p>Tropical </text:p>
          </table:table-cell>
          <table:table-cell office:value-type="float" office:value="1549000000">
            <text:p>1549000000</text:p>
          </table:table-cell>
          <table:table-cell office:value-type="string">
            <text:p>Home of 2nd largest Commonwealth BattleMech Co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Dixie">Dixie</text:a> </text:p>
          </table:table-cell>
          <table:table-cell office:value-type="string">
            <text:p>Tropical </text:p>
          </table:table-cell>
          <table:table-cell office:value-type="float" office:value="2567000000">
            <text:p>2567000000</text:p>
          </table:table-cell>
          <table:table-cell office:value-type="string">
            <text:p>Known for good food and warm hospitality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Donegal">Donegal</text:a> </text:p>
          </table:table-cell>
          <table:table-cell office:value-type="string">
            <text:p>Tropical </text:p>
          </table:table-cell>
          <table:table-cell office:value-type="float" office:value="3651000000">
            <text:p>3651000000</text:p>
          </table:table-cell>
          <table:table-cell office:value-type="string">
            <text:p>Rich in diamonds, rare metals, and traders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Dustball">Dustball</text:a> </text:p>
          </table:table-cell>
          <table:table-cell office:value-type="string">
            <text:p>Desert </text:p>
          </table:table-cell>
          <table:table-cell office:value-type="float" office:value="25000000">
            <text:p>25000000</text:p>
          </table:table-cell>
          <table:table-cell office:value-type="string">
            <text:p>Where the elite satisfy their most wicked desires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Garrison">Garrison</text:a> </text:p>
          </table:table-cell>
          <table:table-cell office:value-type="string">
            <text:p>Desert </text:p>
          </table:table-cell>
          <table:table-cell office:value-type="float" office:value="1879000000">
            <text:p>1879000000</text:p>
          </table:table-cell>
          <table:table-cell office:value-type="string">
            <text:p>Military training center and post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Hesperus_II">Hesperus II</text:a> </text:p>
          </table:table-cell>
          <table:table-cell office:value-type="string">
            <text:p>Desert </text:p>
          </table:table-cell>
          <table:table-cell office:value-type="float" office:value="235000000">
            <text:p>235000000</text:p>
          </table:table-cell>
          <table:table-cell office:value-type="string">
            <text:p>Supports a large BattleMech factory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Kobe">Kobe</text:a> </text:p>
          </table:table-cell>
          <table:table-cell office:value-type="string">
            <text:p>Ice </text:p>
          </table:table-cell>
          <table:table-cell office:value-type="float" office:value="1009000000">
            <text:p>1009000000</text:p>
          </table:table-cell>
          <table:table-cell office:value-type="string">
            <text:p>Major producer of electronics and chemical engines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Mizar">Mizar</text:a> </text:p>
          </table:table-cell>
          <table:table-cell office:value-type="string">
            <text:p>Tropical </text:p>
          </table:table-cell>
          <table:table-cell office:value-type="float" office:value="2186000000">
            <text:p>2186000000</text:p>
          </table:table-cell>
          <table:table-cell office:value-type="string">
            <text:p>A pleasant resort world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Niangol">Niangol</text:a> </text:p>
          </table:table-cell>
          <table:table-cell office:value-type="string">
            <text:p>Tropical </text:p>
          </table:table-cell>
          <table:table-cell office:value-type="float" office:value="567000000">
            <text:p>567000000</text:p>
          </table:table-cell>
          <table:table-cell office:value-type="string">
            <text:p>Petroleum and ore processing center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Port_Moseby">Port Moseby</text:a> </text:p>
          </table:table-cell>
          <table:table-cell office:value-type="string">
            <text:p>Desert </text:p>
          </table:table-cell>
          <table:table-cell office:value-type="float" office:value="4535000000">
            <text:p>4535000000</text:p>
          </table:table-cell>
          <table:table-cell office:value-type="string">
            <text:p>Major trading center - anything for a price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Poulsbo">Poulsbo</text:a> </text:p>
          </table:table-cell>
          <table:table-cell office:value-type="string">
            <text:p>Tropical </text:p>
          </table:table-cell>
          <table:table-cell office:value-type="float" office:value="1239000000">
            <text:p>1239000000</text:p>
          </table:table-cell>
          <table:table-cell office:value-type="string">
            <text:p>Jumping off point for regiments attacking Marik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Rahne">Rahne</text:a> </text:p>
          </table:table-cell>
          <table:table-cell office:value-type="string">
            <text:p>Desert </text:p>
          </table:table-cell>
          <table:table-cell office:value-type="float" office:value="1234000000">
            <text:p>1234000000</text:p>
          </table:table-cell>
          <table:table-cell office:value-type="string">
            <text:p>A miserable place - 2 seasons allow humans outside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Sevren">Sevren</text:a> </text:p>
          </table:table-cell>
          <table:table-cell office:value-type="string">
            <text:p>Desert </text:p>
          </table:table-cell>
          <table:table-cell office:value-type="float" office:value="1543000000">
            <text:p>1543000000</text:p>
          </table:table-cell>
          <table:table-cell office:value-type="string">
            <text:p>Large fission core manufacturing facilities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Skye">Skye</text:a> </text:p>
          </table:table-cell>
          <table:table-cell office:value-type="string">
            <text:p>Tropical </text:p>
          </table:table-cell>
          <table:table-cell office:value-type="float" office:value="3256000000">
            <text:p>3256000000</text:p>
          </table:table-cell>
          <table:table-cell office:value-type="string">
            <text:p>Plenty of unspoiled landscape as well as industry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Suk_II">Suk II</text:a> </text:p>
          </table:table-cell>
          <table:table-cell office:value-type="string">
            <text:p>Desert </text:p>
          </table:table-cell>
          <table:table-cell office:value-type="float" office:value="987000000">
            <text:p>987000000</text:p>
          </table:table-cell>
          <table:table-cell office:value-type="string">
            <text:p>Mining world rich in metal ores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Tamar">Tamar</text:a> </text:p>
          </table:table-cell>
          <table:table-cell office:value-type="string">
            <text:p>Tropical </text:p>
          </table:table-cell>
          <table:table-cell office:value-type="float" office:value="879000000">
            <text:p>879000000</text:p>
          </table:table-cell>
          <table:table-cell office:value-type="string">
            <text:p>Strong trading and manufacturing center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Tharkad">Tharkad</text:a> </text:p>
          </table:table-cell>
          <table:table-cell office:value-type="string">
            <text:p>Ice </text:p>
          </table:table-cell>
          <table:table-cell office:value-type="float" office:value="4529000000">
            <text:p>4529000000</text:p>
          </table:table-cell>
          <table:table-cell office:value-type="string">
            <text:p>Capital of the <text:a xlink:href="http://www.sarna.net/wiki/Lyran_Commonwealth">Lyran Commonwealth</text:a>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Thorin">Thorin</text:a> </text:p>
          </table:table-cell>
          <table:table-cell office:value-type="string">
            <text:p>Tropical </text:p>
          </table:table-cell>
          <table:table-cell office:value-type="float" office:value="3879000000">
            <text:p>3879000000</text:p>
          </table:table-cell>
          <table:table-cell office:value-type="string">
            <text:p>Ancient world rich in minerals and precious gems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Timbiqui">Timbiqui</text:a> </text:p>
          </table:table-cell>
          <table:table-cell office:value-type="string">
            <text:p>Desert </text:p>
          </table:table-cell>
          <table:table-cell office:value-type="float" office:value="1506000000">
            <text:p>1506000000</text:p>
          </table:table-cell>
          <table:table-cell office:value-type="string">
            <text:p>Manufacturing center rich in minerals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Timbuktu">Timbuktu</text:a> </text:p>
          </table:table-cell>
          <table:table-cell office:value-type="string">
            <text:p>Desert </text:p>
          </table:table-cell>
          <table:table-cell office:value-type="float" office:value="879000000">
            <text:p>879000000</text:p>
          </table:table-cell>
          <table:table-cell office:value-type="string">
            <text:p>Home of the <text:a xlink:href="http://www.sarna.net/wiki/index.php?title=11th_Arcturan_Guards&amp;action=edit">11th Arcturan Guards</text:a>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Valloire">Valloire</text:a> </text:p>
          </table:table-cell>
          <table:table-cell office:value-type="string">
            <text:p>Tropical </text:p>
          </table:table-cell>
          <table:table-cell office:value-type="float" office:value="879000000">
            <text:p>879000000</text:p>
          </table:table-cell>
          <table:table-cell office:value-type="string">
            <text:p>Producer of the best teas in the Commonwealth </text:p>
          </table:table-cell>
        </table:table-row>
        <table:table-row table:style-name="ro2">
          <table:table-cell office:value-type="string">
            <text:p>Steiner </text:p>
          </table:table-cell>
          <table:table-cell office:value-type="string">
            <text:p><text:a xlink:href="http://www.sarna.net/wiki/Winfield">Winfield</text:a> </text:p>
          </table:table-cell>
          <table:table-cell office:value-type="string">
            <text:p>Tropical </text:p>
          </table:table-cell>
          <table:table-cell office:value-type="float" office:value="1150000000">
            <text:p>1150000000</text:p>
          </table:table-cell>
          <table:table-cell office:value-type="string">
            <text:p>Agricultural world with long growing season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Alula_Australis">Alula Australis</text:a> </text:p>
          </table:table-cell>
          <table:table-cell office:value-type="string">
            <text:p>Tropical </text:p>
          </table:table-cell>
          <table:table-cell office:value-type="float" office:value="3119000000">
            <text:p>3119000000</text:p>
          </table:table-cell>
          <table:table-cell office:value-type="string">
            <text:p>Mineral source for <text:a xlink:href="http://www.sarna.net/wiki/Cirebon">Cirebon</text:a>, <text:a xlink:href="http://www.sarna.net/wiki/Lengkong">Lengkong</text:a>, and <text:a xlink:href="http://www.sarna.net/wiki/Mosiro">Mosiro</text:a>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Amity">Amity</text:a> </text:p>
          </table:table-cell>
          <table:table-cell office:value-type="string">
            <text:p>Tropical </text:p>
          </table:table-cell>
          <table:table-cell office:value-type="float" office:value="2324000000">
            <text:p>2324000000</text:p>
          </table:table-cell>
          <table:table-cell office:value-type="string">
            <text:p>Large and varied manufacturing facilitie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Andurien">Andurien</text:a> </text:p>
          </table:table-cell>
          <table:table-cell office:value-type="string">
            <text:p>Tropical </text:p>
          </table:table-cell>
          <table:table-cell office:value-type="float" office:value="4950000000">
            <text:p>4950000000</text:p>
          </table:table-cell>
          <table:table-cell office:value-type="string">
            <text:p>Famous for its botanical garden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Angell_II">Angell II</text:a> </text:p>
          </table:table-cell>
          <table:table-cell office:value-type="string">
            <text:p>Tropical </text:p>
          </table:table-cell>
          <table:table-cell office:value-type="float" office:value="1145000000">
            <text:p>1145000000</text:p>
          </table:table-cell>
          <table:table-cell office:value-type="string">
            <text:p>One of Marik's biggest sources of wealth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Atreus">Atreus</text:a> </text:p>
          </table:table-cell>
          <table:table-cell office:value-type="string">
            <text:p>Tropical </text:p>
          </table:table-cell>
          <table:table-cell office:value-type="float" office:value="5391000000">
            <text:p>5391000000</text:p>
          </table:table-cell>
          <table:table-cell office:value-type="string">
            <text:p>Capital of the <text:a xlink:href="http://www.sarna.net/wiki/Free_Worlds_League">Free Worlds League</text:a>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Autumn_Wind">Autumn Wind</text:a> </text:p>
          </table:table-cell>
          <table:table-cell office:value-type="string">
            <text:p>Desert </text:p>
          </table:table-cell>
          <table:table-cell office:value-type="float" office:value="3297000000">
            <text:p>3297000000</text:p>
          </table:table-cell>
          <table:table-cell office:value-type="string">
            <text:p>Garden planet catering to vacationer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Calloway_VI">Calloway VI</text:a> </text:p>
          </table:table-cell>
          <table:table-cell office:value-type="string">
            <text:p>Tropical </text:p>
          </table:table-cell>
          <table:table-cell office:value-type="float" office:value="1250000000">
            <text:p>1250000000</text:p>
          </table:table-cell>
          <table:table-cell office:value-type="string">
            <text:p>Large trade center with BattleMech factorie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Chalouba">Chalouba</text:a> </text:p>
          </table:table-cell>
          <table:table-cell office:value-type="string">
            <text:p>Tropical </text:p>
          </table:table-cell>
          <table:table-cell office:value-type="float" office:value="2416000000">
            <text:p>2416000000</text:p>
          </table:table-cell>
          <table:table-cell office:value-type="string">
            <text:p>Pastoral but with growing electronics industry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Cirebon">Cirebon</text:a> </text:p>
          </table:table-cell>
          <table:table-cell office:value-type="string">
            <text:p>Tropical </text:p>
          </table:table-cell>
          <table:table-cell office:value-type="float" office:value="4631000000">
            <text:p>4631000000</text:p>
          </table:table-cell>
          <table:table-cell office:value-type="string">
            <text:p>Large computer and aerospace industrie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Claybrooke">Claybrooke</text:a> </text:p>
          </table:table-cell>
          <table:table-cell office:value-type="string">
            <text:p>Tropical </text:p>
          </table:table-cell>
          <table:table-cell office:value-type="float" office:value="3592000000">
            <text:p>3592000000</text:p>
          </table:table-cell>
          <table:table-cell office:value-type="string">
            <text:p>Major exports are ranch and dairy product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Gibson">Gibson</text:a> </text:p>
          </table:table-cell>
          <table:table-cell office:value-type="string">
            <text:p>Desert </text:p>
          </table:table-cell>
          <table:table-cell office:value-type="float" office:value="4137000000">
            <text:p>4137000000</text:p>
          </table:table-cell>
          <table:table-cell office:value-type="string">
            <text:p>Amazing diversity of peoples and religion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Goodna">Goodna</text:a> </text:p>
          </table:table-cell>
          <table:table-cell office:value-type="string">
            <text:p>Tropical </text:p>
          </table:table-cell>
          <table:table-cell office:value-type="float" office:value="3491000000">
            <text:p>3491000000</text:p>
          </table:table-cell>
          <table:table-cell office:value-type="string">
            <text:p>A planet filled with rare edible delicacie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Griffith">Griffith</text:a> </text:p>
          </table:table-cell>
          <table:table-cell office:value-type="string">
            <text:p>Ice </text:p>
          </table:table-cell>
          <table:table-cell office:value-type="float" office:value="2461000000">
            <text:p>2461000000</text:p>
          </table:table-cell>
          <table:table-cell office:value-type="string">
            <text:p>Small but important weapons busines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Irian">Irian</text:a> </text:p>
          </table:table-cell>
          <table:table-cell office:value-type="string">
            <text:p>Desert </text:p>
          </table:table-cell>
          <table:table-cell office:value-type="float" office:value="2169000000">
            <text:p>2169000000</text:p>
          </table:table-cell>
          <table:table-cell office:value-type="string">
            <text:p>Houses vast BattleMech factorie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Lesnovo">Lesnovo</text:a> </text:p>
          </table:table-cell>
          <table:table-cell office:value-type="string">
            <text:p>Desert </text:p>
          </table:table-cell>
          <table:table-cell office:value-type="float" office:value="2631000000">
            <text:p>2631000000</text:p>
          </table:table-cell>
          <table:table-cell office:value-type="string">
            <text:p>Often raided by bandits of the <text:a xlink:href="http://www.sarna.net/wiki/Marian_Hegemony">Marian Hegemony</text:a>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Marik">Marik</text:a> </text:p>
          </table:table-cell>
          <table:table-cell office:value-type="string">
            <text:p>Desert </text:p>
          </table:table-cell>
          <table:table-cell office:value-type="float" office:value="4780000000">
            <text:p>4780000000</text:p>
          </table:table-cell>
          <table:table-cell office:value-type="string">
            <text:p>Winter residence of the <text:a xlink:href="http://www.sarna.net/wiki/Captain-General">Captain-General</text:a>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Mosiro">Mosiro</text:a> </text:p>
          </table:table-cell>
          <table:table-cell office:value-type="string">
            <text:p>Desert </text:p>
          </table:table-cell>
          <table:table-cell office:value-type="float" office:value="3399000000">
            <text:p>3399000000</text:p>
          </table:table-cell>
          <table:table-cell office:value-type="string">
            <text:p>Mostly moslem, strong in astrophysics and the art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Nestor">Nestor</text:a> </text:p>
          </table:table-cell>
          <table:table-cell office:value-type="string">
            <text:p>Tropical </text:p>
          </table:table-cell>
          <table:table-cell office:value-type="float" office:value="3286000000">
            <text:p>3286000000</text:p>
          </table:table-cell>
          <table:table-cell office:value-type="string">
            <text:p>Agricultural mostly rice and other cereal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New_Delos">New Delos</text:a> </text:p>
          </table:table-cell>
          <table:table-cell office:value-type="string">
            <text:p>Tropical </text:p>
          </table:table-cell>
          <table:table-cell office:value-type="float" office:value="2110000000">
            <text:p>2110000000</text:p>
          </table:table-cell>
          <table:table-cell office:value-type="string">
            <text:p>Beautiful world but a depressed economy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Oliver">Oliver</text:a> </text:p>
          </table:table-cell>
          <table:table-cell office:value-type="string">
            <text:p>Tropical </text:p>
          </table:table-cell>
          <table:table-cell office:value-type="float" office:value="2329000000">
            <text:p>2329000000</text:p>
          </table:table-cell>
          <table:table-cell office:value-type="string">
            <text:p>Much industry including a Mech plant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Oriente">Oriente</text:a> </text:p>
          </table:table-cell>
          <table:table-cell office:value-type="string">
            <text:p>Tropical </text:p>
          </table:table-cell>
          <table:table-cell office:value-type="float" office:value="3972000000">
            <text:p>3972000000</text:p>
          </table:table-cell>
          <table:table-cell office:value-type="string">
            <text:p>Lush, green world of rolling grassland and forest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Procyon">Procyon</text:a> </text:p>
          </table:table-cell>
          <table:table-cell office:value-type="string">
            <text:p>Tropical </text:p>
          </table:table-cell>
          <table:table-cell office:value-type="float" office:value="5250000000">
            <text:p>5250000000</text:p>
          </table:table-cell>
          <table:table-cell office:value-type="string">
            <text:p>Once home to the <text:a xlink:href="http://www.sarna.net/wiki/Brigadier_Corporation">Brigadier Mech Co.</text:a> - now extinct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Regulus">Regulus</text:a> </text:p>
          </table:table-cell>
          <table:table-cell office:value-type="string">
            <text:p>Tropical </text:p>
          </table:table-cell>
          <table:table-cell office:value-type="float" office:value="3139000000">
            <text:p>3139000000</text:p>
          </table:table-cell>
          <table:table-cell office:value-type="string">
            <text:p>Home of John 'Icepick' Melton, man of many talent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Sadurni">Sadurni</text:a> </text:p>
          </table:table-cell>
          <table:table-cell office:value-type="string">
            <text:p>Ice </text:p>
          </table:table-cell>
          <table:table-cell office:value-type="float" office:value="456000000">
            <text:p>456000000</text:p>
          </table:table-cell>
          <table:table-cell office:value-type="string">
            <text:p>A frozen, barren, lifeless rock - see you there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Shiloh">Shiloh</text:a> </text:p>
          </table:table-cell>
          <table:table-cell office:value-type="string">
            <text:p>Desert </text:p>
          </table:table-cell>
          <table:table-cell office:value-type="float" office:value="1000000">
            <text:p>1000000</text:p>
          </table:table-cell>
          <table:table-cell office:value-type="string">
            <text:p>Main exports include woodcarvings and silkscreen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Silver">Silver</text:a> </text:p>
          </table:table-cell>
          <table:table-cell office:value-type="string">
            <text:p>Desert </text:p>
          </table:table-cell>
          <table:table-cell office:value-type="float" office:value="1756000000">
            <text:p>1756000000</text:p>
          </table:table-cell>
          <table:table-cell office:value-type="string">
            <text:p>Named for its large deposits of that ore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Sophie%27s_World">Sophie's World</text:a> </text:p>
          </table:table-cell>
          <table:table-cell office:value-type="string">
            <text:p>Desert </text:p>
          </table:table-cell>
          <table:table-cell office:value-type="float" office:value="4512000000">
            <text:p>4512000000</text:p>
          </table:table-cell>
          <table:table-cell office:value-type="string">
            <text:p>A center for the arts and learning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Suzano">Suzano</text:a> </text:p>
          </table:table-cell>
          <table:table-cell office:value-type="string">
            <text:p>Ice </text:p>
          </table:table-cell>
          <table:table-cell office:value-type="float" office:value="1546000000">
            <text:p>1546000000</text:p>
          </table:table-cell>
          <table:table-cell office:value-type="string">
            <text:p>Famous for <text:a xlink:href="http://www.sarna.net/wiki/index.php?title=Ando_Bass&amp;action=edit">Ando Bass</text:a> fished from its frozen seas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Tamarind">Tamarind</text:a> </text:p>
          </table:table-cell>
          <table:table-cell office:value-type="string">
            <text:p>Desert </text:p>
          </table:table-cell>
          <table:table-cell office:value-type="float" office:value="3562000000">
            <text:p>3562000000</text:p>
          </table:table-cell>
          <table:table-cell office:value-type="string">
            <text:p>The talent of the artists here is legendary </text:p>
          </table:table-cell>
        </table:table-row>
        <table:table-row table:style-name="ro2">
          <table:table-cell office:value-type="string">
            <text:p>Marik </text:p>
          </table:table-cell>
          <table:table-cell office:value-type="string">
            <text:p><text:a xlink:href="http://www.sarna.net/wiki/Zortman">Zortman</text:a> </text:p>
          </table:table-cell>
          <table:table-cell office:value-type="string">
            <text:p>Desert </text:p>
          </table:table-cell>
          <table:table-cell office:value-type="float" office:value="879000000">
            <text:p>879000000</text:p>
          </table:table-cell>
          <table:table-cell office:value-type="string">
            <text:p>Center for technology research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Aldebaran">Aldebaran</text:a> </text:p>
          </table:table-cell>
          <table:table-cell office:value-type="string">
            <text:p>Tropical </text:p>
          </table:table-cell>
          <table:table-cell office:value-type="float" office:value="4261000000">
            <text:p>4261000000</text:p>
          </table:table-cell>
          <table:table-cell office:value-type="string">
            <text:p>Major commercial and industrial center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Ares">Ares</text:a> </text:p>
          </table:table-cell>
          <table:table-cell office:value-type="string">
            <text:p>Desert </text:p>
          </table:table-cell>
          <table:table-cell office:value-type="float" office:value="4227000000">
            <text:p>4227000000</text:p>
          </table:table-cell>
          <table:table-cell office:value-type="string">
            <text:p>Free port, also houses a Mech factory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Betelgeuse">Betelgeuse</text:a> </text:p>
          </table:table-cell>
          <table:table-cell office:value-type="string">
            <text:p>Tropical </text:p>
          </table:table-cell>
          <table:table-cell office:value-type="float" office:value="3792000000">
            <text:p>3792000000</text:p>
          </table:table-cell>
          <table:table-cell office:value-type="string">
            <text:p>Major industrial center including a Mech complex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Bharat">Bharat</text:a> </text:p>
          </table:table-cell>
          <table:table-cell office:value-type="string">
            <text:p>Tropical </text:p>
          </table:table-cell>
          <table:table-cell office:value-type="float" office:value="1817000000">
            <text:p>1817000000</text:p>
          </table:table-cell>
          <table:table-cell office:value-type="string">
            <text:p>A planetwide hunting preserve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Bithinia">Bithinia</text:a> </text:p>
          </table:table-cell>
          <table:table-cell office:value-type="string">
            <text:p>Tropical </text:p>
          </table:table-cell>
          <table:table-cell office:value-type="float" office:value="3298000000">
            <text:p>3298000000</text:p>
          </table:table-cell>
          <table:table-cell office:value-type="string">
            <text:p>Planetwide entertainment center - steel industry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Buenos_Aires">Buenos Aires</text:a> </text:p>
          </table:table-cell>
          <table:table-cell office:value-type="string">
            <text:p>Tropical </text:p>
          </table:table-cell>
          <table:table-cell office:value-type="float" office:value="2186000000">
            <text:p>2186000000</text:p>
          </table:table-cell>
          <table:table-cell office:value-type="string">
            <text:p>Subterranean and offshore hydroponic agriculture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Capella">Capella</text:a> </text:p>
          </table:table-cell>
          <table:table-cell office:value-type="string">
            <text:p>Tropical </text:p>
          </table:table-cell>
          <table:table-cell office:value-type="float" office:value="5375000000">
            <text:p>5375000000</text:p>
          </table:table-cell>
          <table:table-cell office:value-type="string">
            <text:p>HQ for <text:a xlink:href="http://www.sarna.net/wiki/Ceres_Metals">Ceres Metals</text:a> and Capellan Commonality Bank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Exedor">Exedor</text:a> </text:p>
          </table:table-cell>
          <table:table-cell office:value-type="string">
            <text:p>Desert </text:p>
          </table:table-cell>
          <table:table-cell office:value-type="float" office:value="1000000">
            <text:p>1000000</text:p>
          </table:table-cell>
          <table:table-cell office:value-type="string">
            <text:p>Liao personal treasures guarded by crack troops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Grand_Base">Grand Base</text:a> </text:p>
          </table:table-cell>
          <table:table-cell office:value-type="string">
            <text:p>Desert </text:p>
          </table:table-cell>
          <table:table-cell office:value-type="float" office:value="3467000000">
            <text:p>3467000000</text:p>
          </table:table-cell>
          <table:table-cell office:value-type="string">
            <text:p>Military staging, training and repair facility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Keid">Keid</text:a> </text:p>
          </table:table-cell>
          <table:table-cell office:value-type="string">
            <text:p>Tropical </text:p>
          </table:table-cell>
          <table:table-cell office:value-type="float" office:value="4573000000">
            <text:p>4573000000</text:p>
          </table:table-cell>
          <table:table-cell office:value-type="string">
            <text:p>Many military, training and research facilities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Matsu">Matsu</text:a> </text:p>
          </table:table-cell>
          <table:table-cell office:value-type="string">
            <text:p>Ice </text:p>
          </table:table-cell>
          <table:table-cell office:value-type="float" office:value="2153000000">
            <text:p>2153000000</text:p>
          </table:table-cell>
          <table:table-cell office:value-type="string">
            <text:p>Precious metals mining center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Menke">Menke</text:a> </text:p>
          </table:table-cell>
          <table:table-cell office:value-type="string">
            <text:p>Tropical </text:p>
          </table:table-cell>
          <table:table-cell office:value-type="float" office:value="4514000000">
            <text:p>4514000000</text:p>
          </table:table-cell>
          <table:table-cell office:value-type="string">
            <text:p>Home of <text:a xlink:href="http://www.sarna.net/wiki/McCarron%27s_Armored_Cavalry">McCarron's Armored Cavalry</text:a>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Milos">Milos</text:a> </text:p>
          </table:table-cell>
          <table:table-cell office:value-type="string">
            <text:p>Tropical </text:p>
          </table:table-cell>
          <table:table-cell office:value-type="float" office:value="3481000000">
            <text:p>3481000000</text:p>
          </table:table-cell>
          <table:table-cell office:value-type="string">
            <text:p>Agricultural world of some strategic importance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Nanking">Nanking</text:a> </text:p>
          </table:table-cell>
          <table:table-cell office:value-type="string">
            <text:p>Tropical </text:p>
          </table:table-cell>
          <table:table-cell office:value-type="float" office:value="5918000000">
            <text:p>5918000000</text:p>
          </table:table-cell>
          <table:table-cell office:value-type="string">
            <text:p>Home of the <text:a xlink:href="http://www.sarna.net/wiki/Warrior_House#Daidachi">Warrior House Daidachi</text:a> Regiment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Necromo">Necromo</text:a> </text:p>
          </table:table-cell>
          <table:table-cell office:value-type="string">
            <text:p>Desert </text:p>
          </table:table-cell>
          <table:table-cell office:value-type="float" office:value="1000000">
            <text:p>1000000</text:p>
          </table:table-cell>
          <table:table-cell office:value-type="string">
            <text:p>Liao Dropship repair facility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New_Hessen">New Hessen</text:a> </text:p>
          </table:table-cell>
          <table:table-cell office:value-type="string">
            <text:p>Desert </text:p>
          </table:table-cell>
          <table:table-cell office:value-type="float" office:value="2139000000">
            <text:p>2139000000</text:p>
          </table:table-cell>
          <table:table-cell office:value-type="string">
            <text:p>Main recruiting and training center for House Liao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Raballa">Raballa</text:a> </text:p>
          </table:table-cell>
          <table:table-cell office:value-type="string">
            <text:p>Tropical </text:p>
          </table:table-cell>
          <table:table-cell office:value-type="float" office:value="3871000000">
            <text:p>3871000000</text:p>
          </table:table-cell>
          <table:table-cell office:value-type="string">
            <text:p>Houses major aerospace support installation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Sian">Sian</text:a> </text:p>
          </table:table-cell>
          <table:table-cell office:value-type="string">
            <text:p>Tropical </text:p>
          </table:table-cell>
          <table:table-cell office:value-type="float" office:value="4796000000">
            <text:p>4796000000</text:p>
          </table:table-cell>
          <table:table-cell office:value-type="string">
            <text:p>Capital of the <text:a xlink:href="http://www.sarna.net/wiki/Capellan_Confederation">Capellan Confederation</text:a>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Styk">Styk</text:a> </text:p>
          </table:table-cell>
          <table:table-cell office:value-type="string">
            <text:p>Tropical </text:p>
          </table:table-cell>
          <table:table-cell office:value-type="float" office:value="4725000000">
            <text:p>4725000000</text:p>
          </table:table-cell>
          <table:table-cell office:value-type="string">
            <text:p>2nd largest trading and industrial center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Tall_Trees">Tall Trees</text:a> </text:p>
          </table:table-cell>
          <table:table-cell office:value-type="string">
            <text:p>Tropical </text:p>
          </table:table-cell>
          <table:table-cell office:value-type="float" office:value="964000000">
            <text:p>964000000</text:p>
          </table:table-cell>
          <table:table-cell office:value-type="string">
            <text:p>Genetic research facility which developed <text:a xlink:href="http://www.sarna.net/wiki/index.php?title=Nuplague&amp;action=edit">Nuplague</text:a>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Tikonov">Tikonov</text:a> </text:p>
          </table:table-cell>
          <table:table-cell office:value-type="string">
            <text:p>Tropical </text:p>
          </table:table-cell>
          <table:table-cell office:value-type="float" office:value="5279000000">
            <text:p>5279000000</text:p>
          </table:table-cell>
          <table:table-cell office:value-type="string">
            <text:p>Largest Mech production center in Capellan space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Tsinghai">Tsinghai</text:a> </text:p>
          </table:table-cell>
          <table:table-cell office:value-type="string">
            <text:p>Tropical </text:p>
          </table:table-cell>
          <table:table-cell office:value-type="float" office:value="4185000000">
            <text:p>4185000000</text:p>
          </table:table-cell>
          <table:table-cell office:value-type="string">
            <text:p>Best known for its wines, also uranium deposits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Turin">Turin</text:a> </text:p>
          </table:table-cell>
          <table:table-cell office:value-type="string">
            <text:p>Tropical </text:p>
          </table:table-cell>
          <table:table-cell office:value-type="float" office:value="3267000000">
            <text:p>3267000000</text:p>
          </table:table-cell>
          <table:table-cell office:value-type="string">
            <text:p>Noted for its horses and special cattle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Warlock">Warlock</text:a> </text:p>
          </table:table-cell>
          <table:table-cell office:value-type="string">
            <text:p>Ice </text:p>
          </table:table-cell>
          <table:table-cell office:value-type="float" office:value="4128000000">
            <text:p>4128000000</text:p>
          </table:table-cell>
          <table:table-cell office:value-type="string">
            <text:p>Military research and development center </text:p>
          </table:table-cell>
        </table:table-row>
        <table:table-row table:style-name="ro2">
          <table:table-cell office:value-type="string">
            <text:p>Liao </text:p>
          </table:table-cell>
          <table:table-cell office:value-type="string">
            <text:p><text:a xlink:href="http://www.sarna.net/wiki/Zanzibar">Zanzibar</text:a> </text:p>
          </table:table-cell>
          <table:table-cell office:value-type="string">
            <text:p>Desert </text:p>
          </table:table-cell>
          <table:table-cell office:value-type="float" office:value="1549000000">
            <text:p>1549000000</text:p>
          </table:table-cell>
          <table:table-cell office:value-type="string">
            <text:p>Famous black market - anything can be bought here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Ander%27s_Moon">Ander's Moon</text:a> </text:p>
          </table:table-cell>
          <table:table-cell office:value-type="string">
            <text:p>Desert </text:p>
          </table:table-cell>
          <table:table-cell office:value-type="float" office:value="50000000">
            <text:p>50000000</text:p>
          </table:table-cell>
          <table:table-cell office:value-type="string">
            <text:p>Small backwater world mostly agricultural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Baxley">Baxley</text:a> </text:p>
          </table:table-cell>
          <table:table-cell office:value-type="string">
            <text:p>Desert </text:p>
          </table:table-cell>
          <table:table-cell office:value-type="float" office:value="1752000000">
            <text:p>1752000000</text:p>
          </table:table-cell>
          <table:table-cell office:value-type="string">
            <text:p>A real backwater world of absolutely no importance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Beecher">Beecher</text:a></text:p>
          </table:table-cell>
          <table:table-cell office:value-type="string">
            <text:p>Tropical </text:p>
          </table:table-cell>
          <table:table-cell office:value-type="float" office:value="3689000000">
            <text:p>3689000000</text:p>
          </table:table-cell>
          <table:table-cell office:value-type="string">
            <text:p>Strong industry and agriculture, excellent wines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Caph">Caph</text:a> </text:p>
          </table:table-cell>
          <table:table-cell office:value-type="string">
            <text:p>Desert </text:p>
          </table:table-cell>
          <table:table-cell office:value-type="float" office:value="2349000000">
            <text:p>2349000000</text:p>
          </table:table-cell>
          <table:table-cell office:value-type="string">
            <text:p>Major connection between Davion and Steiner space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Cogdell">Cogdell</text:a> </text:p>
          </table:table-cell>
          <table:table-cell office:value-type="string">
            <text:p>Tropical </text:p>
          </table:table-cell>
          <table:table-cell office:value-type="float" office:value="1536000000">
            <text:p>1536000000</text:p>
          </table:table-cell>
          <table:table-cell office:value-type="string">
            <text:p>Agri-world in deep political turmoil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Delacambre">Delacambre</text:a> </text:p>
          </table:table-cell>
          <table:table-cell office:value-type="string">
            <text:p>Tropical </text:p>
          </table:table-cell>
          <table:table-cell office:value-type="float" office:value="3215000000">
            <text:p>3215000000</text:p>
          </table:table-cell>
          <table:table-cell office:value-type="string">
            <text:p>Agricultural world supporting several near planets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Frazer">Frazer</text:a> </text:p>
          </table:table-cell>
          <table:table-cell office:value-type="string">
            <text:p>Tropical </text:p>
          </table:table-cell>
          <table:table-cell office:value-type="float" office:value="899000000">
            <text:p>899000000</text:p>
          </table:table-cell>
          <table:table-cell office:value-type="string">
            <text:p>Large producer of rice, some petroleum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Galax">Galax</text:a> </text:p>
          </table:table-cell>
          <table:table-cell office:value-type="string">
            <text:p>Desert </text:p>
          </table:table-cell>
          <table:table-cell office:value-type="float" office:value="3527000000">
            <text:p>3527000000</text:p>
          </table:table-cell>
          <table:table-cell office:value-type="string">
            <text:p>Major mining and industrial center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Gambier">Gambler</text:a></text:p>
          </table:table-cell>
          <table:table-cell office:value-type="string">
            <text:p>Tropical </text:p>
          </table:table-cell>
          <table:table-cell office:value-type="float" office:value="2145000000">
            <text:p>2145000000</text:p>
          </table:table-cell>
          <table:table-cell office:value-type="string">
            <text:p>Entertainment world with some industry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Great_Gorge">Great Gorge</text:a> </text:p>
          </table:table-cell>
          <table:table-cell office:value-type="string">
            <text:p>Desert </text:p>
          </table:table-cell>
          <table:table-cell office:value-type="float" office:value="1988000000">
            <text:p>1988000000</text:p>
          </table:table-cell>
          <table:table-cell office:value-type="string">
            <text:p>Nice world rich in minerals on the edge of nowhere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Greeley">Greely</text:a></text:p>
          </table:table-cell>
          <table:table-cell office:value-type="string">
            <text:p>Ice </text:p>
          </table:table-cell>
          <table:table-cell office:value-type="float" office:value="1492000000">
            <text:p>1492000000</text:p>
          </table:table-cell>
          <table:table-cell office:value-type="string">
            <text:p>Recently rebuilt into a military center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Hobbs">Hobbs</text:a> </text:p>
          </table:table-cell>
          <table:table-cell office:value-type="string">
            <text:p>Desert </text:p>
          </table:table-cell>
          <table:table-cell office:value-type="float" office:value="1325000000">
            <text:p>1325000000</text:p>
          </table:table-cell>
          <table:table-cell office:value-type="string">
            <text:p>Giant cave systems here used as warehouses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Hoff">Hoff</text:a> </text:p>
          </table:table-cell>
          <table:table-cell office:value-type="string">
            <text:p>Tropical </text:p>
          </table:table-cell>
          <table:table-cell office:value-type="float" office:value="1263000000">
            <text:p>1263000000</text:p>
          </table:table-cell>
          <table:table-cell office:value-type="string">
            <text:p>Houses the <text:a xlink:href="http://www.sarna.net/wiki/index.php?title=Friden_Aerospace_Park&amp;action=edit">Friden Aerospace research facility</text:a>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Hyalite">Hyalite</text:a> </text:p>
          </table:table-cell>
          <table:table-cell office:value-type="string">
            <text:p>Desert </text:p>
          </table:table-cell>
          <table:table-cell office:value-type="float" office:value="1598000000">
            <text:p>1598000000</text:p>
          </table:table-cell>
          <table:table-cell office:value-type="string">
            <text:p>Strong chemical industries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Immenstadt">Immenstadt</text:a> </text:p>
          </table:table-cell>
          <table:table-cell office:value-type="string">
            <text:p>Ice </text:p>
          </table:table-cell>
          <table:table-cell office:value-type="float" office:value="21000000">
            <text:p>21000000</text:p>
          </table:table-cell>
          <table:table-cell office:value-type="string">
            <text:p>Cold much of the year, strong hydroponic industry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Kathil">Kathil</text:a> </text:p>
          </table:table-cell>
          <table:table-cell office:value-type="string">
            <text:p>Desert </text:p>
          </table:table-cell>
          <table:table-cell office:value-type="float" office:value="1567000000">
            <text:p>1567000000</text:p>
          </table:table-cell>
          <table:table-cell office:value-type="string">
            <text:p>Major Jumpship and Dropship facilities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Kesai_IV">Kesai IV</text:a> </text:p>
          </table:table-cell>
          <table:table-cell office:value-type="string">
            <text:p>Desert </text:p>
          </table:table-cell>
          <table:table-cell office:value-type="float" office:value="1426000000">
            <text:p>1426000000</text:p>
          </table:table-cell>
          <table:table-cell office:value-type="string">
            <text:p>Strategic military center and nothing else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Kittery">Kittery</text:a> </text:p>
          </table:table-cell>
          <table:table-cell office:value-type="string">
            <text:p>Tropical </text:p>
          </table:table-cell>
          <table:table-cell office:value-type="float" office:value="2381000000">
            <text:p>2381000000</text:p>
          </table:table-cell>
          <table:table-cell office:value-type="string">
            <text:p>Inhospitable jungle world, natives in rebellion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Mallory%27s_World">Mallory's World</text:a> </text:p>
          </table:table-cell>
          <table:table-cell office:value-type="string">
            <text:p>Tropical </text:p>
          </table:table-cell>
          <table:table-cell office:value-type="float" office:value="2163000000">
            <text:p>2163000000</text:p>
          </table:table-cell>
          <table:table-cell office:value-type="string">
            <text:p>Once plentiful agri-world now war torn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Marduk">Marduk</text:a> </text:p>
          </table:table-cell>
          <table:table-cell office:value-type="string">
            <text:p>Tropical </text:p>
          </table:table-cell>
          <table:table-cell office:value-type="float" office:value="3691000000">
            <text:p>3691000000</text:p>
          </table:table-cell>
          <table:table-cell office:value-type="string">
            <text:p>Home of the <text:a xlink:href="http://www.sarna.net/wiki/Victory_-_%28Norse_BattleMech_Works%29">Norse BattleMech Works</text:a>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Moravian">Moravian</text:a> </text:p>
          </table:table-cell>
          <table:table-cell office:value-type="string">
            <text:p>Desert </text:p>
          </table:table-cell>
          <table:table-cell office:value-type="float" office:value="2157000000">
            <text:p>2157000000</text:p>
          </table:table-cell>
          <table:table-cell office:value-type="string">
            <text:p>Mining industry smashed by war, depressed economy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New_Aragon">New Aragon</text:a> </text:p>
          </table:table-cell>
          <table:table-cell office:value-type="string">
            <text:p>Tropical </text:p>
          </table:table-cell>
          <table:table-cell office:value-type="float" office:value="2349000000">
            <text:p>2349000000</text:p>
          </table:table-cell>
          <table:table-cell office:value-type="string">
            <text:p>Captured in 2832, House Liao still claims it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New_Avalon">New Avalon</text:a> </text:p>
          </table:table-cell>
          <table:table-cell office:value-type="string">
            <text:p>Tropical </text:p>
          </table:table-cell>
          <table:table-cell office:value-type="float" office:value="5876000000">
            <text:p>5876000000</text:p>
          </table:table-cell>
          <table:table-cell office:value-type="string">
            <text:p>Capital of the <text:a xlink:href="http://www.sarna.net/wiki/Federated_Suns">Federated Suns</text:a>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New_Syrtis">New Syrtis</text:a> </text:p>
          </table:table-cell>
          <table:table-cell office:value-type="string">
            <text:p>Ice </text:p>
          </table:table-cell>
          <table:table-cell office:value-type="float" office:value="3682000000">
            <text:p>3682000000</text:p>
          </table:table-cell>
          <table:table-cell office:value-type="string">
            <text:p>Military capital of the Capellan March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Noatak">Noatak</text:a> </text:p>
          </table:table-cell>
          <table:table-cell office:value-type="string">
            <text:p>Ice </text:p>
          </table:table-cell>
          <table:table-cell office:value-type="float" office:value="1389000000">
            <text:p>1389000000</text:p>
          </table:table-cell>
          <table:table-cell office:value-type="string">
            <text:p>Known for its whales, seals and aquatic life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Okefenokee">Okefenokee</text:a> </text:p>
          </table:table-cell>
          <table:table-cell office:value-type="string">
            <text:p>Tropical </text:p>
          </table:table-cell>
          <table:table-cell office:value-type="float" office:value="478000000">
            <text:p>478000000</text:p>
          </table:table-cell>
          <table:table-cell office:value-type="string">
            <text:p>Rich petroleum deposits just discovered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Redfield">Redfield</text:a> </text:p>
          </table:table-cell>
          <table:table-cell office:value-type="string">
            <text:p>Tropical </text:p>
          </table:table-cell>
          <table:table-cell office:value-type="float" office:value="1004000000">
            <text:p>1004000000</text:p>
          </table:table-cell>
          <table:table-cell office:value-type="string">
            <text:p>Such a constant battlefield nothing else happens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Robinson">Robinson</text:a> </text:p>
          </table:table-cell>
          <table:table-cell office:value-type="string">
            <text:p>Tropical </text:p>
          </table:table-cell>
          <table:table-cell office:value-type="float" office:value="3428000000">
            <text:p>3428000000</text:p>
          </table:table-cell>
          <table:table-cell office:value-type="string">
            <text:p>Military capital of the Terran March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Tancredi_IV">Tancredi IV</text:a> </text:p>
          </table:table-cell>
          <table:table-cell office:value-type="string">
            <text:p>Tropical </text:p>
          </table:table-cell>
          <table:table-cell office:value-type="float" office:value="3251000000">
            <text:p>3251000000</text:p>
          </table:table-cell>
          <table:table-cell office:value-type="string">
            <text:p>Strong mining and industrial center </text:p>
          </table:table-cell>
        </table:table-row>
        <table:table-row table:style-name="ro2">
          <table:table-cell office:value-type="string">
            <text:p>Davion </text:p>
          </table:table-cell>
          <table:table-cell office:value-type="string">
            <text:p><text:a xlink:href="http://www.sarna.net/wiki/Xhosa_VII">Xhosa VII</text:a> </text:p>
          </table:table-cell>
          <table:table-cell office:value-type="string">
            <text:p>Tropical </text:p>
          </table:table-cell>
          <table:table-cell office:value-type="float" office:value="2975000000">
            <text:p>2975000000</text:p>
          </table:table-cell>
          <table:table-cell office:value-type="string">
            <text:p>Aerospace industry somewhat depressed by war </text:p>
          </table:table-cell>
        </table:table-row>
        <table:table-row table:style-name="ro1">
          <table:table-cell table:style-name="ce3" table:number-columns-repeated="5"/>
        </table:table-row>
        <table:table-row table:style-name="ro1">
          <table:table-cell table:style-name="ce3" table:number-columns-repeated="5"/>
        </table:table-row>
      </table:table>
      <table:table table:name="Sheet3" table:style-name="ta1" table:print="false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7">2010-11-07</text:date>, <text:time>12:1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1-18T22:07:35</meta:creation-date>
    <dc:date>2010-11-07T12:16:38.07</dc:date>
    <dc:language>en-US</dc:language>
    <meta:editing-cycles>4</meta:editing-cycles>
    <meta:editing-duration>PT00H16M19S</meta:editing-duration>
    <dc:creator>Al </dc:creator>
    <meta:document-statistic meta:table-count="2" meta:cell-count="735" meta:object-count="0"/>
    <meta:user-defined meta:name="Info 1"/>
    <meta:user-defined meta:name="Info 2"/>
    <meta:user-defined meta:name="Info 3"/>
    <meta:user-defined meta:name="Info 4"/>
  </office:meta>
</office:document-meta>
</file>